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Instalação do Módulo Magento Akatus</text:p>
      <text:p text:style-name="Standard"/>
      <text:p text:style-name="Standard"/>
      <text:p text:style-name="Standard"/>
      <text:p text:style-name="Standard">“link para download do módulo no akatus connect”</text:p>
      <text:p text:style-name="Standard"/>
      <text:p text:style-name="Standard">Compatível com as versões: 1.4.X, 1.5.X, 1.6.X e 1.7.X</text:p>
      <text:p text:style-name="Standard"/>
      <text:p text:style-name="Standard"/>
      <text:p text:style-name="Standard">Instruções:</text:p>
      <text:p text:style-name="Standard"/>
      <text:p text:style-name="Standard">Após finalizar o download do módulo, descompacte os arquivos<text:s/>em seu computador e faça os seguintes passos:</text:p>
      <text:p text:style-name="Standard"/>
      <text:p text:style-name="Standard">1 - Transfira o conteúdo da pasta Akatus para a raiz do Magento e subscreva os arquivos.</text:p>
      <text:p text:style-name="Standard">2 – Transfira a pasta Cartoes para: skin\frontend\base\default</text:p>
      <text:p text:style-name="Standard"/>
      <text:p text:style-name="Standard">Ok.</text:p>
      <text:p text:style-name="Standard">Agora podemos começar a configurar os métodos de pagamento da Akatus no Magento.<text:line-break/><text:line-break/>Primeiramente vá ao Gerenciador de cache, clique em selecionar todos e com status das ações em<text:s/>“Atualizar”<text:s/>clique em enviar.</text:p>
      <text:p text:style-name="Standard">Em seguida entre em Configurações e localize a opção “Métodos de pagamento”.</text:p>
      <text:p text:style-name="Standard">Feito isso o módulo da Akatus aparecerá pronto para ser configurado.</text:p>
      <text:p text:style-name="Standard"/>
      <text:p text:style-name="Standard">Configurando o meio de pagamento</text:p>
      <text:p text:style-name="Standard"/>
      <text:p text:style-name="Standard">Habilitado<text:s/>(Enabled)<text:s/>– Ativa/Desativa o módulo de pagamento.<text:line-break/>Título<text:s/>(Title)<text:s/>– Texto que será exibido ao cliente.</text:p>
      <text:p text:style-name="Standard">Status de novo pedido<text:s/>(New order status)<text:s/>– Status dos pedidos ao finalizar a compra.</text:p>
      <text:p text:style-name="Standard">Token NIP –<text:s/>Código gerado no painel de administração da Akatus (<text:a xlink:href="https://www.akatus.com/painel/cart/token" office:target-frame-name="_top" xlink:show="replace"><text:span text:style-name="Hyperlink">https://www.akatus.com/painel/cart/token</text:span></text:a>)</text:p>
      <text:p text:style-name="Standard">API Key - Código gerado no painel de administração da Akatus (<text:a xlink:href="https://www.akatus.com/painel/cart/token" office:target-frame-name="_top" xlink:show="replace"><text:span text:style-name="Hyperlink">https://www.akatus.com/painel/cart/token</text:span></text:a>)</text:p>
      <text:p text:style-name="Standard">E-mail – E-mail da loja junto a Akatus.</text:p>
      <text:p text:style-name="Standard"/>
      <text:p text:style-name="Standard">Para finalizar clique em salvar.</text:p>
      <text:p text:style-name="Standard"/>
      <text:p text:style-name="Standard">Pronto!</text:p>
      <text:p text:style-name="Standard">Sua loja já pode receber pagamentos pela<text:s/>Akatus.</text:p>
      <text:p text:style-name="Standard"><text:line-break/><text:line-break/></text:p>
      <text:p text:style-name="Standard"/>
      <text:p text:style-name="Standard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o.escudeiro</meta:initial-creator>
    <dc:creator>Akatus01CA004</dc:creator>
    <meta:creation-date>2012-06-05T18:19:00Z</meta:creation-date>
    <dc:date>2012-06-06T22:02:00Z</dc:date>
    <meta:template xlink:href="Normal" xlink:type="simple"/>
    <meta:editing-cycles>9</meta:editing-cycles>
    <meta:editing-duration>PT8220S</meta:editing-duration>
    <meta:document-statistic meta:page-count="1" meta:paragraph-count="2" meta:word-count="230" meta:character-count="1472" meta:row-count="10" meta:non-whitespace-character-count="1244"/>
  </office:meta>
</office:document-meta>
</file>